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Subtitle">
      <style:text-properties fo:language="de" fo:country="DE"/>
    </style:style>
    <style:style style:name="P5" style:family="paragraph" style:parent-style-name="Title">
      <style:text-properties fo:language="de" fo:country="DE"/>
    </style:style>
    <style:style style:name="P6" style:family="paragraph" style:parent-style-name="Contents_20_Heading">
      <style:text-properties fo:language="de" fo:country="DE"/>
    </style:style>
    <style:style style:name="P7" style:family="paragraph" style:parent-style-name="Text_20_body">
      <style:text-properties fo:language="de" fo:country="DE" fo:background-color="#ffffff"/>
    </style:style>
    <style:style style:name="P8" style:family="paragraph" style:parent-style-name="Text_20_body">
      <style:paragraph-properties fo:text-align="justify" style:justify-single-word="false"/>
      <style:text-properties fo:language="de" fo:country="DE" fo:background-color="#ffffff"/>
    </style:style>
    <style:style style:name="P9" style:family="paragraph" style:parent-style-name="Standard">
      <style:text-properties fo:color="#000000" style:font-name="Consolas" fo:font-size="8pt" fo:language="de" fo:country="DE" fo:font-weight="normal" fo:background-color="#ffffff" style:font-size-asian="8pt" style:font-size-complex="8pt"/>
    </style:style>
    <style:style style:name="P10" style:family="paragraph" style:parent-style-name="Standard">
      <style:paragraph-properties style:line-height-at-least="0.503cm"/>
      <style:text-properties fo:color="#000000" style:font-name="Consolas" fo:font-size="8pt" fo:language="de" fo:country="DE" fo:font-weight="normal" fo:background-color="#ffffff" style:font-size-asian="8pt" style:font-size-complex="8pt"/>
    </style:style>
    <style:style style:name="P11" style:family="paragraph" style:parent-style-name="Standard">
      <style:paragraph-properties style:line-height-at-least="0.503cm"/>
      <style:text-properties fo:color="#000000" style:font-name="Consolas" fo:font-size="8pt" fo:font-weight="normal" fo:background-color="#ffffff" style:font-size-asian="8pt" style:font-size-complex="8pt"/>
    </style:style>
    <style:style style:name="P12" style:family="paragraph" style:parent-style-name="Standard">
      <style:paragraph-properties style:line-height-at-least="0.503cm"/>
      <style:text-properties fo:color="#000000" style:font-name="Consolas" fo:font-size="11pt" fo:font-weight="normal" fo:background-color="#ffffff" style:font-size-asian="11pt" style:font-size-complex="11pt"/>
    </style:style>
    <style:style style:name="P13" style:family="paragraph" style:parent-style-name="Standard">
      <style:paragraph-properties style:line-height-at-least="0.503cm"/>
      <style:text-properties fo:color="#000000" fo:font-size="8pt" fo:background-color="#ffffff" style:font-size-asian="8pt" style:font-size-complex="8pt"/>
    </style:style>
    <style:style style:name="P14" style:family="paragraph" style:parent-style-name="Heading_20_1">
      <style:text-properties fo:language="de" fo:country="DE"/>
    </style:style>
    <style:style style:name="P15" style:family="paragraph" style:parent-style-name="Heading_20_1">
      <style:text-properties fo:language="de" fo:country="DE" fo:background-color="#ffffff"/>
    </style:style>
    <style:style style:name="T1" style:family="text">
      <style:text-properties fo:language="de" fo:country="DE"/>
    </style:style>
    <style:style style:name="T2" style:family="text">
      <style:text-properties fo:background-color="#ffffff"/>
    </style:style>
    <style:style style:name="T3" style:family="text">
      <style:text-properties style:font-name="Consolas" fo:font-weight="normal"/>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reference-mark-start text:name="Aufgabe"/>Aufgabe 4: Würfelglück<text:reference-mark-end text:name="Aufgabe"/></text:p>
      <text:p text:style-name="P4">Team-ID: 00070</text:p>
      <text:p text:style-name="P4">Team: Gaußgamz</text:p>
      <text:p text:style-name="P4">Bearbeiter/-innen dieser Aufgabe:<text:line-break/>Manuel Pielka, Benedict Weis, Tina Balaban, Sinan Ayhan</text:p>
      <text:p text:style-name="P4"><text:date style:data-style-name="N81" text:date-value="2021-10-26T11:45:25.22" text:fixed="true">26. Okto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Inhaltsverzeichnis</text:p>
          </text:index-title>
          <text:p text:style-name="P3"><text:a xlink:type="simple" xlink:href="#__RefHeading___Toc2232_4178761632" text:style-name="Index_20_Link" text:visited-style-name="Index_20_Link"><text:span text:style-name="T1">Lösungsidee<text:tab/>1</text:span></text:a></text:p>
          <text:p text:style-name="P3"><text:a xlink:type="simple" xlink:href="#__RefHeading___Toc2234_4178761632" text:style-name="Index_20_Link" text:visited-style-name="Index_20_Link"><text:span text:style-name="T1">Umsetzung<text:tab/>1</text:span></text:a></text:p>
          <text:p text:style-name="P3"><text:a xlink:type="simple" xlink:href="#__RefHeading___Toc2236_4178761632" text:style-name="Index_20_Link" text:visited-style-name="Index_20_Link"><text:span text:style-name="T1">Beispiele<text:tab/>1</text:span></text:a></text:p>
          <text:p text:style-name="P3"><text:a xlink:type="simple" xlink:href="#__RefHeading___Toc2238_4178761632" text:style-name="Index_20_Link" text:visited-style-name="Index_20_Link"><text:span text:style-name="T1">Quellcode<text:tab/>1</text:span></text:a></text:p>
        </text:index-body>
      </text:table-of-content>
      <text:h text:style-name="P14" text:outline-level="1"><text:bookmark-start text:name="__RefHeading___Toc2232_4178761632"/>Lösungsidee<text:bookmark-end text:name="__RefHeading___Toc2232_4178761632"/></text:h>
      <text:p text:style-name="P8">Das Programm soll aus einer vorgegebenen Liste von Würfeln einen Würfel bestimmen, welcher sich am besten für das Gewinnen des Spiels “Mensch ärgere dich nicht” eignet. Dafür werden mehrere Partien des Spiels simuliert, wobei jeder Würfel gegen jeden antritt, um so zu vergleichen, welcher am meisten gewinnt.</text:p>
      <text:h text:style-name="P14" text:outline-level="1"><text:bookmark-start text:name="__RefHeading___Toc2234_4178761632"/><text:span text:style-name="T2">Umsetz</text:span>ung<text:bookmark-end text:name="__RefHeading___Toc2234_4178761632"/></text:h>
      <text:p text:style-name="P8">Um eine Spielsimulation durchführen zu können, gibt es die Klasse “Player”, welche die Grundmechaniken von “Mensch ärgere dich nicht” ausführt, Würfel ohne und nur mit Sechsen aussortiert, da es mit diesen Würfeln nicht möglich ist das Spiel zu gewinnen, und Gewinner bestimmt. Die Spieler spielen hierbei nicht auf dem selben Spielbrett, sondern auf ihrem eigenen. Um zu überprüfen, ob ein Spieler seinen Gegner geschlagen hat, werden ihre Positionen mit der Variable “delta” verglichen. Eine Spielsimulation besteht aus zwei Runden, in der ersten fängt einer der Spieler an, in der zweiten der Andere.</text:p>
      <text:p text:style-name="P8">In der Klasse “App” werden die Spieler bzw. die Würfel ihren Gegnern zugeordnet und die Ergebnisse, also die Anzahl gewonnener Partien, der einzelnen Würfel in einem Array gesammelt und bei Spielende ausgegeben, sowie der Würfel, der am besten abgeschnitten hat.</text:p>
      <text:p text:style-name="P8"/>
      <text:h text:style-name="P15" text:outline-level="1"><text:bookmark-start text:name="__RefHeading___Toc2236_4178761632"/><text:soft-page-break/>Beispiele<text:bookmark-end text:name="__RefHeading___Toc2236_4178761632"/></text:h>
      <text:p text:style-name="P7">Nehmen wir die Daten von wuerfel0.txt als Beispiel:</text:p>
      <text:p text:style-name="P7">Das Programm ordnet Spieler 1 den ersten Würfel aus der Liste zu und Spieler 2 den zweiten Würfel. Der erste Würfel hat die Augenzahlen 1,2,3,4,5 und 6, der zweite hat 1,1,1,6,6,6.</text:p>
      <text:p text:style-name="P7">Nun werden Spieler 1 und 2 sich als Gegner zugeteilt und 500 Spielsimulationen ausgeführt, also insgesamt 1000 Partien. Die Anzahl der gewonnenen Partien jedes Würfels werden im Array „wins“ gesammelt.</text:p>
      <text:p text:style-name="P7">Dann wird Spieler 2 der dritte Würfel zugeteilt, welcher die Augenzahlen 1,2,3 und 4.</text:p>
      <text:p text:style-name="P7">Da dieser Würfel nicht die Augenzahl 6 besitzt, wird er aussortiert, weil es nicht möglich ist mit ihm zu gewinnen.</text:p>
      <text:p text:style-name="P7">Solbald der erste Würfel gegen alle anderen gespielt hat, spielt der dritte Würfel gegen die restlichen usw.</text:p>
      <text:p text:style-name="P7">Da am Ende ausgegebene Statistik lautet:</text:p>
      <text:p text:style-name="P7">dice 1: 3878</text:p>
      <text:p text:style-name="P7">dice 2: 0</text:p>
      <text:p text:style-name="P7">dice 3: 1682</text:p>
      <text:p text:style-name="P7">dice 4: 1826</text:p>
      <text:p text:style-name="P7">dice 5: 784</text:p>
      <text:p text:style-name="P7">best dice: 1</text:p>
      <text:p text:style-name="P8">Die weiteren Beispieldateien werden mit der selben Vorgehensweise bearbeitet, daher hier nur ihre Ausgaben:</text:p>
      <text:p text:style-name="P8"/>
      <text:p text:style-name="P8">wuerfel1.txt:</text:p>
      <text:p text:style-name="P8">dice 0: 1767</text:p>
      <text:p text:style-name="P8">dice 1: 3864</text:p>
      <text:p text:style-name="P8">dice 2: 0</text:p>
      <text:p text:style-name="P8">dice 3: 1672</text:p>
      <text:p text:style-name="P8">dice 4: 1881</text:p>
      <text:p text:style-name="P8">dice 5: 816</text:p>
      <text:p text:style-name="P8">best dice: 1</text:p>
      <text:p text:style-name="P8"/>
      <text:p text:style-name="P8"><text:soft-page-break/>wuerfel2.txt:</text:p>
      <text:p text:style-name="P8">dice 0: 2</text:p>
      <text:p text:style-name="P8">dice 1: 1023</text:p>
      <text:p text:style-name="P8">dice 2: 2015</text:p>
      <text:p text:style-name="P8">dice 3: 2995</text:p>
      <text:p text:style-name="P8">dice 4: 3965</text:p>
      <text:p text:style-name="P8">best dice: 4</text:p>
      <text:p text:style-name="P8"/>
      <text:p text:style-name="P8">wuerfel3.txt:</text:p>
      <text:p text:style-name="P8">dice 0: 3426</text:p>
      <text:p text:style-name="P8">dice 1: 2424</text:p>
      <text:p text:style-name="P8">dice 2: 3058</text:p>
      <text:p text:style-name="P8">dice 3: 2307</text:p>
      <text:p text:style-name="P8">dice 4: 2636</text:p>
      <text:p text:style-name="P8">dice 5: 1149</text:p>
      <text:p text:style-name="P8">best dice: 0</text:p>
      <text:h text:style-name="P15" text:outline-level="1"><text:bookmark-start text:name="__RefHeading___Toc2238_4178761632"/>Quellcode<text:bookmark-end text:name="__RefHeading___Toc2238_4178761632"/></text:h>
      <text:p text:style-name="P7">Klasse Player:</text:p>
      <text:p text:style-name="P9">public class Player {</text:p>
      <text:p text:style-name="P13">    <text:span text:style-name="T3">int[] die;</text:span></text:p>
      <text:p text:style-name="P13">    <text:span text:style-name="T3">int[] pieces;</text:span></text:p>
      <text:p text:style-name="P13">    <text:span text:style-name="T3">int delta;</text:span></text:p>
      <text:p text:style-name="P13">    <text:span text:style-name="T3">Player opponent;</text:span></text:p>
      <text:p text:style-name="P13"/>
      <text:p text:style-name="P13">    <text:span text:style-name="T3">public Player(int[] die, int delta) {</text:span></text:p>
      <text:p text:style-name="P13">        <text:span text:style-name="T3">this.die = die;</text:span></text:p>
      <text:p text:style-name="P13">        <text:span text:style-name="T3">this.pieces = new int[] { 0, 0, 0, 0 };</text:span></text:p>
      <text:p text:style-name="P13">        <text:span text:style-name="T3">this.delta = delta;</text:span></text:p>
      <text:p text:style-name="P13">    <text:span text:style-name="T3">}</text:span></text:p>
      <text:p text:style-name="P11">[...]</text:p>
      <text:p text:style-name="P11">public boolean takeTurn() {</text:p>
      <text:p text:style-name="P13">        <text:span text:style-name="T3">int number = rollDice();</text:span></text:p>
      <text:p text:style-name="P13">        <text:span text:style-name="T3">int farthestPiece = -1;</text:span></text:p>
      <text:p text:style-name="P13">        <text:span text:style-name="T3">int farthestPieceIndex = 0;</text:span></text:p>
      <text:p text:style-name="P13">        <text:span text:style-name="T3">for (int i = 0; i &lt; pieces.length; i++) {</text:span></text:p>
      <text:p text:style-name="P13"><text:soft-page-break/>            <text:span text:style-name="T3">if (number == 6 &amp;&amp; pieces[i] == 1 &amp;&amp; takenPlace(pieces[i] + number) == -1) {</text:span></text:p>
      <text:p text:style-name="P13">                <text:span text:style-name="T3">pieces[i] += number;</text:span></text:p>
      <text:p text:style-name="P13">                <text:span text:style-name="T3">kickOutOpponent(pieces[i]);</text:span></text:p>
      <text:p text:style-name="P13">                <text:span text:style-name="T3">takeTurn();</text:span></text:p>
      <text:p text:style-name="P13">                <text:span text:style-name="T3">return false;</text:span></text:p>
      <text:p text:style-name="P13">            <text:span text:style-name="T3">}</text:span></text:p>
      <text:p text:style-name="P13">            <text:span text:style-name="T3">if (number == 6 &amp;&amp; pieces[i] == 0 &amp;&amp; takenPlace(1) == -1) {</text:span></text:p>
      <text:p text:style-name="P13">                <text:span text:style-name="T3">pieces[i] = 1;</text:span></text:p>
      <text:p text:style-name="P13">                <text:span text:style-name="T3">kickOutOpponent(pieces[i]);</text:span></text:p>
      <text:p text:style-name="P13">                <text:span text:style-name="T3">takeTurn();</text:span></text:p>
      <text:p text:style-name="P13">                <text:span text:style-name="T3">return false;</text:span></text:p>
      <text:p text:style-name="P13">            <text:span text:style-name="T3">}</text:span></text:p>
      <text:p text:style-name="P13">            <text:span text:style-name="T3">if (pieces[i] &gt; farthestPiece &amp;&amp; pieces[i] + number &lt; 53 &amp;&amp; takenPlace(pieces[i] + number) == -1) {</text:span></text:p>
      <text:p text:style-name="P13">                <text:span text:style-name="T3">farthestPiece = pieces[i];</text:span></text:p>
      <text:p text:style-name="P13">                <text:span text:style-name="T3">farthestPieceIndex = i;</text:span></text:p>
      <text:p text:style-name="P13">            <text:span text:style-name="T3">}</text:span></text:p>
      <text:p text:style-name="P13">        <text:span text:style-name="T3">}</text:span></text:p>
      <text:p text:style-name="P13">        <text:span text:style-name="T3">if (farthestPiece &gt; 0) {</text:span></text:p>
      <text:p text:style-name="P13">            <text:span text:style-name="T3">pieces[farthestPieceIndex] += number;</text:span></text:p>
      <text:p text:style-name="P13">            <text:span text:style-name="T3">kickOutOpponent(pieces[farthestPieceIndex]);</text:span></text:p>
      <text:p text:style-name="P13">        <text:span text:style-name="T3">}</text:span></text:p>
      <text:p text:style-name="P13">        <text:span text:style-name="T3">if (number == 6 &amp;&amp; !gameWon())</text:span></text:p>
      <text:p text:style-name="P13">            <text:span text:style-name="T3">takeTurn();</text:span></text:p>
      <text:p text:style-name="P13">        <text:span text:style-name="T3">return gameWon();</text:span></text:p>
      <text:p text:style-name="P13">}</text:p>
      <text:p text:style-name="P13">[...]</text:p>
      <text:p text:style-name="P13">    <text:span text:style-name="T3">public void setOpponent(Player opponent) {</text:span></text:p>
      <text:p text:style-name="P13">        <text:span text:style-name="T3">this.opponent = opponent;</text:span></text:p>
      <text:p text:style-name="P13">    <text:span text:style-name="T3">}</text:span></text:p>
      <text:p text:style-name="P13">    <text:span text:style-name="T3">public boolean faultyDice() {</text:span></text:p>
      <text:p text:style-name="P13">        <text:span text:style-name="T3">boolean containsSix = false;</text:span></text:p>
      <text:p text:style-name="P13">        <text:span text:style-name="T3">for (int i : die) {</text:span></text:p>
      <text:p text:style-name="P13">            <text:span text:style-name="T3">if (i == 6)</text:span></text:p>
      <text:p text:style-name="P13">                <text:span text:style-name="T3">containsSix = true;</text:span></text:p>
      <text:p text:style-name="P13">        <text:span text:style-name="T3">}</text:span></text:p>
      <text:p text:style-name="P13">        <text:span text:style-name="T3">if (!containsSix)</text:span></text:p>
      <text:p text:style-name="P13">            <text:span text:style-name="T3">return true;</text:span></text:p>
      <text:p text:style-name="P13">        <text:span text:style-name="T3">for (int i : die) {</text:span></text:p>
      <text:p text:style-name="P13">            <text:span text:style-name="T3">if (i != 6)</text:span></text:p>
      <text:p text:style-name="P13">                <text:span text:style-name="T3">return false;</text:span></text:p>
      <text:p text:style-name="P13">        <text:span text:style-name="T3">}</text:span></text:p>
      <text:p text:style-name="P13">        <text:span text:style-name="T3">return true;</text:span></text:p>
      <text:p text:style-name="P13">    <text:span text:style-name="T3">}</text:span></text:p>
      <text:p text:style-name="P13">    <text:span text:style-name="T3">public boolean possibleWin() {</text:span></text:p>
      <text:p text:style-name="P13">        <text:span text:style-name="T3">for (int piece : pieces) {</text:span></text:p>
      <text:p text:style-name="P13">            <text:span text:style-name="T3">for (int value : die) {</text:span></text:p>
      <text:p text:style-name="P13">                <text:span text:style-name="T3">if (piece + value &lt; 44 &amp;&amp; takenPlace(piece + value) == -1) {</text:span></text:p>
      <text:p text:style-name="P13"><text:soft-page-break/>                    <text:span text:style-name="T3">return true;</text:span></text:p>
      <text:p text:style-name="P13">                <text:span text:style-name="T3">}</text:span></text:p>
      <text:p text:style-name="P13">            <text:span text:style-name="T3">}</text:span></text:p>
      <text:p text:style-name="P13">        <text:span text:style-name="T3">}</text:span></text:p>
      <text:p text:style-name="P13">        <text:span text:style-name="T3">return false;</text:span></text:p>
      <text:p text:style-name="P13">    <text:span text:style-name="T3">}</text:span></text:p>
      <text:p text:style-name="P11">}</text:p>
      <text:p text:style-name="P11"/>
      <text:p text:style-name="P12">Klasse App:</text:p>
      <text:p text:style-name="P11">public class App {</text:p>
      <text:p text:style-name="P13">    <text:span text:style-name="T3">static ArrayList&lt;int[]&gt; dice = new ArrayList&lt;int[]&gt;();</text:span></text:p>
      <text:p text:style-name="P13">    <text:span text:style-name="T3">public static void main(String[] args) {</text:span></text:p>
      <text:p text:style-name="P13">        <text:span text:style-name="T3">[...]</text:span></text:p>
      <text:p text:style-name="P13">        <text:span text:style-name="T3">for (int i = 1; i &lt; lines.size(); i++) {</text:span></text:p>
      <text:p text:style-name="P13">            <text:span text:style-name="T3">String[] faces = lines.get(i).split(" ");</text:span></text:p>
      <text:p text:style-name="P13">            <text:span text:style-name="T3">int[] die = new int[faces.length - 1];</text:span></text:p>
      <text:p text:style-name="P13">            <text:span text:style-name="T3">for (int j = 1; j &lt; faces.length; j++) {</text:span></text:p>
      <text:p text:style-name="P13">                <text:span text:style-name="T3">die[j - 1] = Integer.parseInt(faces[j]);</text:span></text:p>
      <text:p text:style-name="P13">            <text:span text:style-name="T3">}</text:span></text:p>
      <text:p text:style-name="P13">            <text:span text:style-name="T3">dice.add(die);</text:span></text:p>
      <text:p text:style-name="P13">        <text:span text:style-name="T3">}</text:span></text:p>
      <text:p text:style-name="P13">        <text:span text:style-name="T3">int[] wins = new int[dice.size()];</text:span></text:p>
      <text:p text:style-name="P13">        <text:span text:style-name="T3">for (int j = 0; j &lt; dice.size(); j++) {</text:span></text:p>
      <text:p text:style-name="P13">            <text:span text:style-name="T3">for (int i = j + 1; i &lt; dice.size(); i++) {</text:span></text:p>
      <text:p text:style-name="P13">                <text:span text:style-name="T3">playRound(j, i, wins, 500);</text:span></text:p>
      <text:p text:style-name="P13">            <text:span text:style-name="T3">}</text:span></text:p>
      <text:p text:style-name="P13">        <text:span text:style-name="T3">}</text:span></text:p>
      <text:p text:style-name="P13">        <text:span text:style-name="T3">HashMap&lt;Integer, Integer&gt; sameWins = new HashMap&lt;Integer, Integer&gt;();</text:span></text:p>
      <text:p text:style-name="P13">        <text:span text:style-name="T3">boolean inProgress = true;</text:span></text:p>
      <text:p text:style-name="P13">        <text:span text:style-name="T3">while (inProgress) {</text:span></text:p>
      <text:p text:style-name="P13">            <text:span text:style-name="T3">sameWins.clear();</text:span></text:p>
      <text:p text:style-name="P13">            <text:span text:style-name="T3">for (int i = 0; i &lt; dice.size(); i++) {</text:span></text:p>
      <text:p text:style-name="P13">                <text:span text:style-name="T3">if (sameWins.containsKey(i))</text:span></text:p>
      <text:p text:style-name="P13">                    <text:span text:style-name="T3">playRound(i, sameWins.get(i), wins, 2);</text:span></text:p>
      <text:p text:style-name="P13">            <text:span text:style-name="T3">}</text:span></text:p>
      <text:p text:style-name="P13">            <text:span text:style-name="T3">for (int i = 0; i &lt; dice.size(); i++) {</text:span></text:p>
      <text:p text:style-name="P13">                <text:span text:style-name="T3">for (int j = i + 1; j &lt; dice.size(); j++) {</text:span></text:p>
      <text:p text:style-name="P13">                    <text:span text:style-name="T3">if (wins[i] == wins[j] &amp;&amp; wins[i] != 0)</text:span></text:p>
      <text:p text:style-name="P13">                        <text:span text:style-name="T3">sameWins.put(i, j);</text:span></text:p>
      <text:p text:style-name="P13">                <text:span text:style-name="T3">}</text:span></text:p>
      <text:p text:style-name="P13">            <text:span text:style-name="T3">}</text:span></text:p>
      <text:p text:style-name="P13">            <text:span text:style-name="T3">if (sameWins.isEmpty())</text:span></text:p>
      <text:p text:style-name="P13">                <text:span text:style-name="T3">inProgress = false;</text:span></text:p>
      <text:p text:style-name="P13">        <text:span text:style-name="T3">}</text:span></text:p>
      <text:p text:style-name="P13">    <text:span text:style-name="T3">}</text:span></text:p>
      <text:p text:style-name="P13">    <text:span text:style-name="T3">private static void playRound(int id1, int id2, int[] wins, int rounds) {</text:span></text:p>
      <text:p text:style-name="P13">        <text:span text:style-name="T3">for (int k = 0; k &lt; rounds; k++) {</text:span></text:p>
      <text:p text:style-name="P13"><text:soft-page-break/></text:p>
      <text:p text:style-name="P13">            <text:span text:style-name="T3">Player p1 = new Player(dice.get(id1), -20);</text:span></text:p>
      <text:p text:style-name="P13">            <text:span text:style-name="T3">Player p2 = new Player(dice.get(id2), 20);</text:span></text:p>
      <text:p text:style-name="P13">            <text:span text:style-name="T3">if (p1.faultyDice())</text:span></text:p>
      <text:p text:style-name="P13">                <text:span text:style-name="T3">break;</text:span></text:p>
      <text:p text:style-name="P13">            <text:span text:style-name="T3">if (p2.faultyDice())</text:span></text:p>
      <text:p text:style-name="P13">                <text:span text:style-name="T3">break;</text:span></text:p>
      <text:p text:style-name="P13">            <text:span text:style-name="T3">p1.setOpponent(p2);</text:span></text:p>
      <text:p text:style-name="P13">            <text:span text:style-name="T3">p2.setOpponent(p1);</text:span></text:p>
      <text:p text:style-name="P13">            <text:span text:style-name="T3">while (true) {</text:span></text:p>
      <text:p text:style-name="P13">                <text:span text:style-name="T3">if (p1.takeTurn()) {</text:span></text:p>
      <text:p text:style-name="P13">                    <text:span text:style-name="T3">wins[id1]++;</text:span></text:p>
      <text:p text:style-name="P13">                    <text:span text:style-name="T3">break;</text:span></text:p>
      <text:p text:style-name="P13">                <text:span text:style-name="T3">}</text:span></text:p>
      <text:p text:style-name="P13">                <text:span text:style-name="T3">if (p2.takeTurn()) {</text:span></text:p>
      <text:p text:style-name="P13">                    <text:span text:style-name="T3">wins[id2]++;</text:span></text:p>
      <text:p text:style-name="P13">                    <text:span text:style-name="T3">break;</text:span></text:p>
      <text:p text:style-name="P13">                <text:span text:style-name="T3">}</text:span></text:p>
      <text:p text:style-name="P13">                <text:span text:style-name="T3">if (!p1.possibleWin() &amp;&amp; !p2.possibleWin())</text:span></text:p>
      <text:p text:style-name="P13">                    <text:span text:style-name="T3">break;</text:span></text:p>
      <text:p text:style-name="P13">            <text:span text:style-name="T3">}</text:span></text:p>
      <text:p text:style-name="P13">            <text:span text:style-name="T3">p1 = new Player(dice.get(id1), -20);</text:span></text:p>
      <text:p text:style-name="P13">            <text:span text:style-name="T3">p2 = new Player(dice.get(id2), 20);</text:span></text:p>
      <text:p text:style-name="P13">            <text:span text:style-name="T3">p1.setOpponent(p2);</text:span></text:p>
      <text:p text:style-name="P13">            <text:span text:style-name="T3">p2.setOpponent(p1);</text:span></text:p>
      <text:p text:style-name="P13">            <text:span text:style-name="T3">while (true) {</text:span></text:p>
      <text:p text:style-name="P13">                <text:span text:style-name="T3">if (p2.takeTurn()) {</text:span></text:p>
      <text:p text:style-name="P13">                    <text:span text:style-name="T3">wins[id2]++;</text:span></text:p>
      <text:p text:style-name="P13">                    <text:span text:style-name="T3">break;</text:span></text:p>
      <text:p text:style-name="P13">                <text:span text:style-name="T3">}</text:span></text:p>
      <text:p text:style-name="P13">                <text:span text:style-name="T3">if (p1.takeTurn()) {</text:span></text:p>
      <text:p text:style-name="P13">                    <text:span text:style-name="T3">wins[id1]++;</text:span></text:p>
      <text:p text:style-name="P13">                    <text:span text:style-name="T3">break;</text:span></text:p>
      <text:p text:style-name="P13">                <text:span text:style-name="T3">}</text:span></text:p>
      <text:p text:style-name="P13">                <text:span text:style-name="T3">if (!p1.possibleWin() &amp;&amp; !p2.possibleWin())</text:span></text:p>
      <text:p text:style-name="P13">                    <text:span text:style-name="T3">break;</text:span></text:p>
      <text:p text:style-name="P13">            <text:span text:style-name="T3">}</text:span></text:p>
      <text:p text:style-name="P13">        <text:span text:style-name="T3">}</text:span></text:p>
      <text:p text:style-name="P13">    <text:span text:style-name="T3">}</text:span></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size="8pt" style:letter-kerning="true" style:font-name-asian="Mangal" style:font-size-asian="8pt" style:language-asian="hi" style:country-asian="IN" fo:hyphenate="false" fo:hyphenation-remain-char-count="2" fo:hyphenation-push-char-count="2"/>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RGV-Überschrift" style:family="paragraph" style:default-outline-level="">
      <style:paragraph-properties loext:contextual-spacing="false" fo:margin-top="0.423cm" fo:margin-bottom="0.212cm" fo:hyphenation-ladder-count="no-limit" fo:keep-with-next="always"/>
      <style:text-properties style:font-name="Liberation Serif" fo:font-size="16pt" fo:font-weight="bold" style:letter-kerning="true" style:font-name-asian="FreeSans" style:font-size-asian="16pt" style:language-asian="hi" style:country-asian="IN" style:font-weight-asian="bold" fo:hyphenate="fals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fo:background-color="transparent" style:dynamic-spacing="false">
          <style:background-image/>
        </style:header-footer-properties>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header>
        <text:p text:style-name="MP1"><text:reference-ref text:reference-format="text" text:ref-name="Aufgabe">Aufgabe 4: Würfelglück</text:reference-ref><text:tab/><text:tab/>Team-ID: <text:reference-ref text:reference-format="text" text:ref-name="TeamId">Fehler: Referenz nicht gefunden</text:reference-ref></text:p>
      </style:header>
      <style:footer>
        <text:p text:style-name="MP2"><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26T11:45:26.34</meta:creation-date>
    <meta:editing-duration>PT2H17M31S</meta:editing-duration>
    <meta:editing-cycles>25</meta:editing-cycles>
    <meta:generator>OpenOffice/4.1.9$Win32 OpenOffice.org_project/419m1$Build-9805</meta:generator>
    <dc:date>2021-11-09T11:43:53.94</dc:date>
    <meta:document-statistic meta:table-count="0" meta:image-count="0" meta:object-count="0" meta:page-count="6" meta:paragraph-count="205" meta:word-count="950" meta:character-count="7318"/>
  </office:meta>
</office:document-meta>
</file>